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d1481" officeooo:paragraph-rsid="001d1481"/>
    </style:style>
    <style:style style:name="P2" style:family="paragraph" style:parent-style-name="Standard">
      <style:text-properties officeooo:rsid="001ecf37" officeooo:paragraph-rsid="001ecf37"/>
    </style:style>
    <style:style style:name="T1" style:family="text">
      <style:text-properties officeooo:rsid="001ecf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finição</text:span> de <text:span text:style-name="T1">grafo</text:span></text:p>
      <text:p text:style-name="P1">um grafo e um conjunto não vazio de nós(vértices) e um conjunto de arcos(arestas) tais que cada arco conecta dois nos</text:p>
      <text:p text:style-name="P1"/>
      <text:p text:style-name="P2">definição:</text:p>
      <text:p text:style-name="P2">um grafo e uma tripla ordenada(v,a,g), onde</text:p>
      <text:p text:style-name="P2">v:um conjunto não vazio de vértices;</text:p>
      <text:p text:style-name="P2">a: um conjunto de aresta.</text:p>
      <text:p text:style-name="P2">G: uma função que associada a cada aresta a um par não ordenado x-y de vértice chamado de extremidade de a;</text:p>
      <text:p text:style-name="P2">V={1,2,3,4,5}</text:p>
      <text:p text:style-name="P2">A={a1,a2,a3,a4,a5,a6}</text:p>
      <text:p text:style-name="P2">g(a1)=1-2</text:p>
      <text:p text:style-name="P2">g(a2)=1-2</text:p>
      <text:p text:style-name="P2">g(a3)=2-2</text:p>
      <text:p text:style-name="P2">g(a4)=2-3</text:p>
      <text:p text:style-name="P2">g(a5)=1-3</text:p>
      <text:p text:style-name="P2">g(a6)=3-4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9:11:53.411469061</meta:creation-date>
    <dc:date>2019-06-11T21:12:04.774606909</dc:date>
    <meta:editing-duration>PT1H29M11S</meta:editing-duration>
    <meta:editing-cycles>1</meta:editing-cycles>
    <meta:document-statistic meta:table-count="0" meta:image-count="0" meta:object-count="0" meta:page-count="1" meta:paragraph-count="15" meta:word-count="72" meta:character-count="444" meta:non-whitespace-character-count="387"/>
    <meta:generator>LibreOffice/5.2.7.2$Linux_X86_64 LibreOffice_project/20m0$Build-2</meta:generator>
  </office:meta>
</office:document-meta>
</file>